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ff950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950e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b3b3b3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fill="solid" draw:fill-color="#aecf00" draw:textarea-horizontal-align="center" draw:textarea-vertical-align="middle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DejaVu Sans Mono'" style:font-family-generic="swiss" style:font-pitch="fixed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family="'DejaVu Sans Mono'" style:font-family-generic="swiss" style:font-pitch="fix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DejaVu Sans Mono'" style:font-family-generic="swiss" style:font-pitch="fixed" fo:font-size="12pt" style:font-size-asian="12pt" style:font-size-complex="12pt"/>
    </style:style>
    <style:style style:name="T4" style:family="text">
      <style:text-properties fo:font-family="'DejaVu Sans Mono'" style:font-family-generic="swiss" style:font-pitch="fixed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08cm" svg:height="1.905cm" svg:x="7.987cm" svg:y="3.992cm">
          <text:p text:style-name="P1">Request Indexer <text:line-break/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" draw:layer="layout" svg:width="5.715cm" svg:height="2.54cm" svg:x="7.67cm" svg:y="6.849cm">
          <text:p text:style-name="P1">Collection <text:line-break/>chang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5.715cm" svg:height="1.27cm" svg:x="7.67cm" svg:y="10.977cm">
          <text:p text:style-name="P1">Create Inde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4" draw:layer="layout" svg:width="3.81cm" svg:height="1.27cm" svg:x="8.622cm" svg:y="13.517cm">
          <text:p text:style-name="P1"><text:span text:style-name="T1">Index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" draw:layer="layout" svg:width="5.715cm" svg:height="1.27cm" svg:x="7.67cm" svg:y="16.057cm">
          <text:p text:style-name="P1">Dispose Inde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.715cm" svg:height="1.27cm" svg:x="7.67cm" svg:y="18.597cm">
          <text:p text:style-name="P1">Shutdown Servi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527cm" svg:y1="5.897cm" svg:x2="10.527cm" svg:y2="6.849cm" draw:start-shape="id1" draw:start-glue-point="2" draw:end-shape="id2" draw:end-glue-point="0">
          <text:p text:style-name="P5"/>
        </draw:connector>
        <draw:connector draw:style-name="gr4" draw:text-style-name="P1" draw:layer="layout" draw:type="line" svg:x1="10.527cm" svg:y1="9.389cm" svg:x2="10.527cm" svg:y2="10.977cm" draw:start-shape="id2" draw:start-glue-point="2" draw:end-shape="id3">
          <text:p text:style-name="P1"><text:s text:c="10"/>yes</text:p>
        </draw:connector>
        <draw:connector draw:style-name="gr3" draw:text-style-name="P3" draw:layer="layout" draw:type="line" svg:x1="10.527cm" svg:y1="12.247cm" svg:x2="10.527cm" svg:y2="13.517cm" draw:start-shape="id3" draw:start-glue-point="2" draw:end-shape="id4" draw:end-glue-point="0">
          <text:p text:style-name="P5"/>
        </draw:connector>
        <draw:connector draw:style-name="gr3" draw:text-style-name="P3" draw:layer="layout" draw:type="line" svg:x1="10.527cm" svg:y1="14.787cm" svg:x2="10.527cm" svg:y2="16.057cm" draw:start-shape="id4" draw:start-glue-point="2" draw:end-shape="id5">
          <text:p text:style-name="P5"/>
        </draw:connector>
        <draw:connector draw:style-name="gr3" draw:text-style-name="P3" draw:layer="layout" draw:type="line" svg:x1="10.527cm" svg:y1="17.327cm" svg:x2="10.527cm" svg:y2="18.597cm" draw:start-shape="id5" draw:start-glue-point="2" draw:end-shape="id6" draw:end-glue-point="0">
          <text:p text:style-name="P5"/>
        </draw:connector>
        <draw:connector draw:style-name="gr3" draw:text-style-name="P1" draw:layer="layout" draw:line-skew="0.451cm 0.223cm" svg:x1="13.385cm" svg:y1="8.119cm" svg:x2="10.527cm" svg:y2="19.867cm" draw:start-shape="id2" draw:end-shape="id6" draw:end-glue-point="2">
          <text:p text:style-name="P5"/>
        </draw:connector>
        <draw:custom-shape draw:style-name="gr2" draw:text-style-name="P1" draw:id="id8" draw:layer="layout" svg:width="6.35cm" svg:height="3.175cm" svg:x="0.685cm" svg:y="6.532cm">
          <text:p text:style-name="P1"><text:span text:style-name="T2">Index Store</text:span></text:p>
          <text:p text:style-name="P1"/>
          <text:p text:style-name="P4"><text:span text:style-name="T3">GetItemCount ()</text:span></text:p>
          <text:p text:style-name="P4"><text:span text:style-name="T3">GetLastModifiedTime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7" draw:layer="layout" svg:width="6.35cm" svg:height="1.27cm" svg:x="0.685cm" svg:y="10.977cm">
          <text:p text:style-name="P1">Indexed 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.86cm" svg:y1="10.977cm" svg:x2="3.86cm" svg:y2="9.707cm" draw:start-shape="id7" draw:start-glue-point="0" draw:end-shape="id8">
          <text:p text:style-name="P5"/>
        </draw:connector>
        <draw:connector draw:style-name="gr5" draw:text-style-name="P3" draw:layer="layout" svg:x1="8.622cm" svg:y1="14.152cm" svg:x2="3.86cm" svg:y2="12.247cm" draw:start-shape="id4" draw:start-glue-point="3" draw:end-shape="id7" draw:end-glue-point="2">
          <text:p text:style-name="P5"/>
        </draw:connector>
        <draw:connector draw:style-name="gr5" draw:text-style-name="P3" draw:layer="layout" draw:type="line" svg:x1="7.035cm" svg:y1="8.119cm" svg:x2="7.67cm" svg:y2="8.119cm" draw:start-shape="id8" draw:end-shape="id2">
          <text:p text:style-name="P5"/>
        </draw:connector>
        <draw:custom-shape draw:style-name="gr6" draw:text-style-name="P1" draw:id="id9" draw:layer="layout" svg:width="6.35cm" svg:height="3.81cm" svg:x="20.55cm" svg:y="3.044cm">
          <text:p text:style-name="P1"><text:span text:style-name="T4">org.bp.Banshee</text:span></text:p>
          <text:p text:style-name="P1">name appears </text:p>
          <text:p text:style-name="P1">on session bus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1" draw:id="id12" draw:layer="layout" svg:width="5.715cm" svg:height="1.905cm" svg:x="14.003cm" svg:y="3.997cm">
          <text:p text:style-name="P1">Listen for <text:line-break/>collection 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10" draw:layer="layout" svg:width="5.715cm" svg:height="1.905cm" svg:x="15.605cm" svg:y="7.35cm">
          <text:p text:style-name="P1">Listen for <text:line-break/>shutdown req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line-skew="-0.387cm" svg:x1="21.478cm" svg:y1="6.295cm" svg:x2="18.462cm" svg:y2="7.35cm" draw:start-shape="id9" draw:start-glue-point="7" draw:end-shape="id10" draw:end-glue-point="0">
          <text:p text:style-name="P5"/>
        </draw:connector>
        <draw:connector draw:style-name="gr5" draw:text-style-name="P3" draw:layer="layout" svg:x1="18.462cm" svg:y1="9.255cm" svg:x2="13.385cm" svg:y2="16.692cm" draw:start-shape="id10" draw:start-glue-point="2" draw:end-shape="id5" draw:end-glue-point="1">
          <text:p text:style-name="P5"/>
        </draw:connector>
        <draw:connector draw:style-name="gr5" draw:text-style-name="P3" draw:layer="layout" svg:x1="13.385cm" svg:y1="19.232cm" svg:x2="23.724cm" svg:y2="6.854cm" draw:start-shape="id6" draw:start-glue-point="1" draw:end-shape="id9" draw:end-glue-point="8">
          <text:p text:style-name="P5"/>
        </draw:connector>
        <draw:custom-shape draw:style-name="gr9" draw:text-style-name="P1" draw:id="id11" draw:layer="layout" svg:width="6.985cm" svg:height="1.905cm" svg:x="7.035cm" svg:y="1.139cm">
          <text:p text:style-name="P1">Indexer Client Ent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4.02cm" svg:y1="2.091cm" svg:x2="23.724cm" svg:y2="3.044cm" draw:start-shape="id11" draw:end-shape="id9" draw:end-glue-point="4">
          <text:p text:style-name="P5"/>
        </draw:connector>
        <draw:connector draw:style-name="gr5" draw:text-style-name="P3" draw:layer="layout" svg:x1="10.527cm" svg:y1="3.044cm" svg:x2="10.527cm" svg:y2="3.992cm" draw:start-shape="id11" draw:start-glue-point="2" draw:end-shape="id1" draw:end-glue-point="0">
          <text:p text:style-name="P5"/>
        </draw:connector>
        <draw:frame draw:style-name="gr10" draw:layer="layout" svg:width="1.205cm" svg:height="0.962cm" svg:x="13.385cm" svg:y="7.167cm">
          <draw:text-box>
            <text:p text:style-name="P5">no</text:p>
          </draw:text-box>
        </draw:frame>
        <draw:connector draw:style-name="gr5" draw:text-style-name="P3" draw:layer="layout" svg:x1="20.55cm" svg:y1="4.948cm" svg:x2="19.718cm" svg:y2="4.949cm" draw:start-shape="id9" draw:start-glue-point="6" draw:end-shape="id12" draw:end-glue-point="1">
          <text:p text:style-name="P5"/>
        </draw:connector>
        <draw:connector draw:style-name="gr5" draw:text-style-name="P3" draw:layer="layout" svg:x1="14.003cm" svg:y1="4.949cm" svg:x2="13.067cm" svg:y2="4.944cm" draw:start-shape="id12" draw:start-glue-point="3" draw:end-shape="id1" draw:end-glue-point="1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Aaron Bockover</meta:initial-creator>
    <meta:creation-date>2008-09-12T18:06:11</meta:creation-date>
    <dc:creator>Aaron Bockover</dc:creator>
    <dc:date>2008-09-13T00:42:03</dc:date>
    <meta:editing-cycles>6</meta:editing-cycles>
    <meta:editing-duration>PT58M20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